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solid" draw:fill-color="#000000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1" fo:font-size="35pt" fo:letter-spacing="normal" fo:font-style="normal" style:text-underline-style="none" fo:font-weight="bold" style:font-size-asian="35pt" style:font-style-asian="normal" style:font-weight-asian="bold" style:font-name-complex="Arial1" style:font-size-complex="3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1" draw:layer="layout" svg:width="21.589cm" svg:height="4.082cm" svg:x="1.905cm" svg:y="5.918cm" presentation:class="title" presentation:user-transformed="true">
          <draw:text-box>
            <text:p/>
          </draw:text-box>
        </draw:frame>
        <draw:frame draw:name="Subtítulo 2" presentation:style-name="pr2" draw:text-style-name="P4" draw:layer="layout" svg:width="25.399cm" svg:height="19.049cm" svg:x="0cm" svg:y="0cm" presentation:class="subtitle" presentation:user-transformed="true">
          <draw:text-box>
            <text:p text:style-name="P2"><text:span text:style-name="T1"/></text:p>
            <text:p text:style-name="P3"><text:span text:style-name="T2">Obrigado ao homem do campo Pelo leite o café e o pão</text:span></text:p>
            <text:p text:style-name="P3"><text:span text:style-name="T2">Deus abençoe os braços que fazem suado cultivo do chão</text:span></text:p>
            <text:p text:style-name="P3"><text:span text:style-name="T2"/></text:p>
            <text:p text:style-name="P3"><text:span text:style-name="T2">Obrigado ao homem do campo Pela carne, o arroz e feijão</text:span></text:p>
            <text:p text:style-name="P3"><text:span text:style-name="T2">Os legumes, verduras e frutas E as ervas do nosso sertão</text:span></text:p>
            <text:p text:style-name="P3"><text:span text:style-name="T2"/></text:p>
            <text:p text:style-name="P3"><text:span text:style-name="T2">Obrigado ao homem do campo Pela madeira da construção</text:span></text:p>
            <text:p text:style-name="P3"><text:span text:style-name="T2">Pelo couro e os fios das roupas Que agasalham a nossa nação</text:span></text:p>
            <text:p text:style-name="P3"><text:span text:style-name="T2">Pelo couro e os fios das roupas Que agasalham a nossa nação</text:span></text:p>
            <text:p text:style-name="P3"><text:span text:style-name="T2"/></text:p>
            <text:p text:style-name="P3"><text:span text:style-name="T2">Obrigado ao homem do campo O boiadeiro e o lavrador</text:span></text:p>
            <text:p text:style-name="P3"><text:span text:style-name="T2">O patrão que dirige a fazenda O irmão que dirige o trator</text:span></text:p>
            <text:p text:style-name="P3"><text:span text:style-name="T2"/></text:p>
            <text:p text:style-name="P3"><text:span text:style-name="T2">Obrigado ao homem do campo O estudante e o professor</text:span></text:p>
            <text:p text:style-name="P3"><text:span text:style-name="T2">A quem fecunda o solo cansado Recuperando o antigo valor</text:span></text:p>
            <text:p text:style-name="P3"><text:span text:style-name="T2"/></text:p>
            <text:p text:style-name="P3"><text:span text:style-name="T2">Obrigado ao homem do campo Do oeste, do norte e do sul</text:span></text:p>
            <text:p text:style-name="P3"><text:span text:style-name="T2">Sertanejo da pele queimada Do sol que brilha no céu azul</text:span></text:p>
            <text:p text:style-name="P3"><text:span text:style-name="T2">Sertanejo da pele queimada Do sol que brilha no céu azul</text:span></text:p>
            <text:p text:style-name="P3"><text:span text:style-name="T2"/></text:p>
            <text:p text:style-name="P3"><text:span text:style-name="T2">E obrigado ao homem do campo Que deu a vida pelo Brasil</text:span></text:p>
            <text:p text:style-name="P3"><text:span text:style-name="T2">Seus atletas, heróis e soldados Que a santa terra já cobriu</text:span></text:p>
            <text:p text:style-name="P3"><text:span text:style-name="T2"/></text:p>
            <text:p text:style-name="P3"><text:span text:style-name="T2">Obrigado ao homem do campo Que ainda guarda com zelo a raiz</text:span></text:p>
            <text:p text:style-name="P3"><text:span text:style-name="T2">Da cultura, da fé, dos costumes E valores do nosso país</text:span></text:p>
            <text:p text:style-name="P3"><text:span text:style-name="T2"/></text:p>
            <text:p text:style-name="P3"><text:span text:style-name="T2">Obrigado ao homem do campo Pela semeadura do chão</text:span></text:p>
            <text:p text:style-name="P3"><text:span text:style-name="T2">E pela conservação do folclore Empunhando a viola na mão</text:span></text:p>
            <text:p text:style-name="P3"><text:span text:style-name="T2">E pela conservação do folclore Empunhando a viola na m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2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Mangal1" svg:font-family="Mang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pt" style:country-asian="BR" style:font-style-asian="normal" style:font-weight-asian="normal" style:font-name-complex="Mangal" style:font-family-complex="Mangal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7-22">22/07/17</text:date></text:span></text:p>
        </draw:text-box>
      </draw:frame>
      <draw:frame draw:name="Espaço Reservado para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CYBER-02</meta:initial-creator>
    <meta:editing-cycles>2</meta:editing-cycles>
    <meta:creation-date>2017-07-22T16:38:53</meta:creation-date>
    <dc:date>2017-07-22T14:43:54.032000000</dc:date>
    <meta:editing-duration>PT9M26S</meta:editing-duration>
    <meta:generator>LibreOffice/5.1.5.2$Windows_x86 LibreOffice_project/7a864d8825610a8c07cfc3bc01dd4fce6a9447e5</meta:generator>
    <meta:document-statistic meta:object-count="2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